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Definition"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Term">
      <style:paragraph-properties fo:margin-top="0.0429in" fo:margin-bottom="0in"/>
    </style:style>
    <style:style style:name="P12" style:family="paragraph" style:parent-style-name="OOoSubtitle">
      <style:text-properties fo:font-size="18pt" fo:letter-spacing="normal" style:font-size-asian="18pt" style:font-size-complex="18pt"/>
    </style:style>
    <style:style style:name="P13" style:family="paragraph" style:parent-style-name="OOoDefinitionTerm">
      <style:paragraph-properties loext:contextual-spacing="false"/>
    </style:style>
    <style:style style:name="P14" style:family="paragraph" style:parent-style-name="OOoDefinition">
      <style:paragraph-properties fo:margin-top="0in" fo:margin-bottom="0.0429in"/>
    </style:style>
    <style:style style:name="P15" style:family="paragraph" style:parent-style-name="OOoTableHeader">
      <style:text-properties fo:font-weight="bold"/>
    </style:style>
    <style:style style:name="P16" style:family="paragraph" style:parent-style-name="OOoTextBody">
      <style:paragraph-properties fo:text-align="center" style:justify-single-word="false"/>
    </style:style>
    <style:style style:name="P17" style:family="paragraph" style:parent-style-name="OOoTextBody">
      <style:paragraph-properties fo:text-align="start" style:justify-single-word="false"/>
    </style:style>
    <style:style style:name="P18" style:family="paragraph" style:parent-style-name="OOoFigure" style:master-page-name="">
      <style:paragraph-properties fo:margin-top="0.0429in" fo:margin-bottom="0.0827in" style:page-number="auto"/>
    </style:style>
    <style:style style:name="P19" style:family="paragraph" style:parent-style-name="OOoFigure">
      <style:paragraph-properties fo:margin-top="0.0429in" fo:margin-bottom="0.0827in"/>
    </style:style>
    <style:style style:name="P20" style:family="paragraph" style:parent-style-name="OOoFigureCaption">
      <style:paragraph-properties fo:text-align="center" style:justify-single-word="false"/>
    </style:style>
    <style:style style:name="P21" style:family="paragraph" style:parent-style-name="OOoFigure" style:master-page-name="">
      <style:paragraph-properties fo:margin-top="0in" fo:margin-bottom="0.0827in" style:page-number="auto"/>
    </style:style>
    <style:style style:name="P22" style:family="paragraph" style:parent-style-name="OOoFigure" style:master-page-name="">
      <style:paragraph-properties fo:margin-top="0.0827in" fo:margin-bottom="0.1575in" style:page-number="auto"/>
    </style:style>
    <style:style style:name="P23" style:family="paragraph" style:parent-style-name="OOoTableText">
      <style:paragraph-properties fo:margin-left="0.0984in" fo:margin-right="0in" fo:text-indent="0in" style:auto-text-indent="false"/>
    </style:style>
    <style:style style:name="P24" style:family="paragraph" style:parent-style-name="OOoFigure">
      <style:paragraph-properties fo:margin-top="0.0827in" fo:margin-bottom="0.1965in"/>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List_20_1_20_Start" style:master-page-name="">
      <style:paragraph-properties style:page-number="auto" fo:keep-with-next="always"/>
    </style:style>
    <style:style style:name="P29" style:family="paragraph" style:parent-style-name="OOoNewChapter" style:master-page-name="OOoTitlePage">
      <style:paragraph-properties style:page-number="auto"/>
    </style:style>
    <style:style style:name="P30" style:family="paragraph" style:parent-style-name="OOoHeading_20_1" style:master-page-name="OOoPageStyle">
      <style:paragraph-properties style:page-number="auto" fo:break-before="auto" fo:break-after="auto"/>
    </style:style>
    <style:style style:name="P31" style:family="paragraph" style:parent-style-name="OOoToCHead" style:master-page-name="OOoFrontMatter">
      <style:paragraph-properties style:page-number="auto"/>
    </style:style>
    <style:style style:name="P32" style:family="paragraph" style:parent-style-name="OOoHeading_20_2" style:master-page-name="">
      <style:paragraph-properties style:page-number="auto" fo:keep-with-next="always"/>
    </style:style>
    <style:style style:name="P33" style:family="paragraph" style:parent-style-name="OOoHeading_20_2" style:master-page-name="">
      <style:paragraph-properties style:page-number="auto" fo:keep-with-next="auto"/>
    </style:style>
    <style:style style:name="P34" style:family="paragraph" style:parent-style-name="OOoHeading_20_2">
      <style:paragraph-properties fo:margin-top="0.1535in" fo:margin-bottom="0.0429in"/>
    </style:style>
    <style:style style:name="P35" style:family="paragraph" style:parent-style-name="OOoNum_20_123_20_Start" style:master-page-name="">
      <style:paragraph-properties style:page-number="auto" fo:keep-with-next="always"/>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style:font-name="Bitstream Vera Serif" fo:language="en" fo:country="US"/>
    </style:style>
    <style:style style:name="T6" style:family="text">
      <style:text-properties fo:language="es" fo:country="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DejaVu Serif4"/>
    </style:style>
    <style:style style:name="T13" style:family="text">
      <style:text-properties style:font-name="DejaVu Serif"/>
    </style:style>
    <style:style style:name="T14" style:family="text">
      <style:text-properties style:font-weight-asian="bold" style:font-weight-complex="bold"/>
    </style:style>
    <style:style style:name="T15"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OOoProductName">Apache OpenOffice</text:p>
      <text:p text:style-name="OOoSubtitle">Version 4.1</text:p>
      <text:p text:style-name="OOoGuideName">Writer Guide<text:hidden-paragraph text:condition="ooow:MD!=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2">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1">©</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OpenOffice Writer Guide 3.3 Chapter 2 Setting up Writer Copyright <text:span text:style-name="T12">©</text:span><text:span text:style-name="T13"> 2005 – 2010 by its contributors listed below.</text:span></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CopyrightPage">Publication date and software version</text:p>
        <text:p text:style-name="OOoTextBody">Published 31 July 2023. Based on Apache OpenOffice.org 4.1.</text:p>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9331_2104653120" text:style-name="Internet_20_link" text:visited-style-name="Internet_20_link">Chapter 2<text:line-break/> <text:s/>Setting up Writer<text:tab/>1</text:a></text:p>
            <text:p text:style-name="P27"><text:a xlink:type="simple" xlink:href="#__RefHeading__136327_780470623" text:style-name="Internet_20_link" text:visited-style-name="Internet_20_link">Copyright<text:tab/>2</text:a></text:p>
            <text:p text:style-name="P27"><text:a xlink:type="simple" xlink:href="#__RefHeading__136329_780470623" text:style-name="Internet_20_link" text:visited-style-name="Internet_20_link">Choosing Options that Affect all of AOO<text:tab/>4</text:a></text:p>
            <text:p text:style-name="P25"><text:a xlink:type="simple" xlink:href="#__RefHeading__136331_780470623" text:style-name="Internet_20_link" text:visited-style-name="Internet_20_link">User Data Options<text:tab/>4</text:a></text:p>
            <text:p text:style-name="P25"><text:a xlink:type="simple" xlink:href="#__RefHeading__136333_780470623" text:style-name="Internet_20_link" text:visited-style-name="Internet_20_link">General Options<text:tab/>5</text:a></text:p>
            <text:p text:style-name="P25"><text:a xlink:type="simple" xlink:href="#__RefHeading__136335_780470623" text:style-name="Internet_20_link" text:visited-style-name="Internet_20_link">Memory Options<text:tab/>6</text:a></text:p>
            <text:p text:style-name="P25"><text:a xlink:type="simple" xlink:href="#__RefHeading__136337_780470623" text:style-name="Internet_20_link" text:visited-style-name="Internet_20_link">View Options<text:tab/>7</text:a></text:p>
            <text:p text:style-name="P25"><text:a xlink:type="simple" xlink:href="#__RefHeading__136339_780470623" text:style-name="Internet_20_link" text:visited-style-name="Internet_20_link">Print Options<text:tab/>9</text:a></text:p>
            <text:p text:style-name="P25"><text:a xlink:type="simple" xlink:href="#__RefHeading__136341_780470623" text:style-name="Internet_20_link" text:visited-style-name="Internet_20_link">Path Options<text:tab/>10</text:a></text:p>
            <text:p text:style-name="P25"><text:a xlink:type="simple" xlink:href="#__RefHeading__136343_780470623" text:style-name="Internet_20_link" text:visited-style-name="Internet_20_link">Color Options<text:tab/>10</text:a></text:p>
            <text:p text:style-name="P25"><text:a xlink:type="simple" xlink:href="#__RefHeading__136345_780470623" text:style-name="Internet_20_link" text:visited-style-name="Internet_20_link">Font Options<text:tab/>12</text:a></text:p>
            <text:p text:style-name="P25"><text:a xlink:type="simple" xlink:href="#__RefHeading__136347_780470623" text:style-name="Internet_20_link" text:visited-style-name="Internet_20_link">Security Options<text:tab/>13</text:a></text:p>
            <text:p text:style-name="P25"><text:a xlink:type="simple" xlink:href="#__RefHeading__136349_780470623" text:style-name="Internet_20_link" text:visited-style-name="Internet_20_link">Appearance Options<text:tab/>14</text:a></text:p>
            <text:p text:style-name="P27"><text:a xlink:type="simple" xlink:href="#__RefHeading__136351_780470623" text:style-name="Internet_20_link" text:visited-style-name="Internet_20_link">Choosing Options for Loading and Saving Documents<text:tab/>15</text:a></text:p>
            <text:p text:style-name="P25"><text:a xlink:type="simple" xlink:href="#__RefHeading__136353_780470623" text:style-name="Internet_20_link" text:visited-style-name="Internet_20_link">General Load/Save Options<text:tab/>15</text:a></text:p>
            <text:p text:style-name="P25"><text:a xlink:type="simple" xlink:href="#__RefHeading__136355_780470623" text:style-name="Internet_20_link" text:visited-style-name="Internet_20_link">VBA Properties Load/Save Options<text:tab/>17</text:a></text:p>
            <text:p text:style-name="P25"><text:a xlink:type="simple" xlink:href="#__RefHeading__136357_780470623" text:style-name="Internet_20_link" text:visited-style-name="Internet_20_link">Microsoft Office Load/Save Options<text:tab/>17</text:a></text:p>
            <text:p text:style-name="P25"><text:a xlink:type="simple" xlink:href="#__RefHeading__136359_780470623" text:style-name="Internet_20_link" text:visited-style-name="Internet_20_link">HTML Compatibility Load/Save Options<text:tab/>18</text:a></text:p>
            <text:p text:style-name="P27"><text:a xlink:type="simple" xlink:href="#__RefHeading__136361_780470623" text:style-name="Internet_20_link" text:visited-style-name="Internet_20_link">Choosing Options for Writer<text:tab/>20</text:a></text:p>
            <text:p text:style-name="P25"><text:a xlink:type="simple" xlink:href="#__RefHeading__136363_780470623" text:style-name="Internet_20_link" text:visited-style-name="Internet_20_link">General Options<text:tab/>20</text:a></text:p>
            <text:p text:style-name="P25"><text:a xlink:type="simple" xlink:href="#__RefHeading__136365_780470623" text:style-name="Internet_20_link" text:visited-style-name="Internet_20_link">View Options<text:tab/>21</text:a></text:p>
            <text:p text:style-name="P25"><text:a xlink:type="simple" xlink:href="#__RefHeading__136367_780470623" text:style-name="Internet_20_link" text:visited-style-name="Internet_20_link">Formatting Aids Options<text:tab/>22</text:a></text:p>
            <text:p text:style-name="P25"><text:a xlink:type="simple" xlink:href="#__RefHeading__136369_780470623" text:style-name="Internet_20_link" text:visited-style-name="Internet_20_link">Grid Options<text:tab/>23</text:a></text:p>
            <text:p text:style-name="P25"><text:a xlink:type="simple" xlink:href="#__RefHeading__136371_780470623" text:style-name="Internet_20_link" text:visited-style-name="Internet_20_link">Default Fonts<text:tab/>24</text:a></text:p>
            <text:p text:style-name="P25"><text:a xlink:type="simple" xlink:href="#__RefHeading__136373_780470623" text:style-name="Internet_20_link" text:visited-style-name="Internet_20_link">Print Options<text:tab/>25</text:a></text:p>
            <text:p text:style-name="P25"><text:a xlink:type="simple" xlink:href="#__RefHeading__136375_780470623" text:style-name="Internet_20_link" text:visited-style-name="Internet_20_link">Default Table Options<text:tab/>26</text:a></text:p>
            <text:p text:style-name="P25"><text:a xlink:type="simple" xlink:href="#__RefHeading__136377_780470623" text:style-name="Internet_20_link" text:visited-style-name="Internet_20_link">Change Tracking Options<text:tab/>26</text:a></text:p>
            <text:p text:style-name="P25"><text:a xlink:type="simple" xlink:href="#__RefHeading__136379_780470623" text:style-name="Internet_20_link" text:visited-style-name="Internet_20_link">Compatibility Options<text:tab/>27</text:a></text:p>
            <text:p text:style-name="P25"><text:a xlink:type="simple" xlink:href="#__RefHeading__136381_780470623" text:style-name="Internet_20_link" text:visited-style-name="Internet_20_link">AutoCaption Options<text:tab/>29</text:a></text:p>
            <text:p text:style-name="P25"><text:a xlink:type="simple" xlink:href="#__RefHeading__136383_780470623" text:style-name="Internet_20_link" text:visited-style-name="Internet_20_link">Mail Merge E-mail Options<text:tab/>30</text:a></text:p>
            <text:p text:style-name="P27"><text:a xlink:type="simple" xlink:href="#__RefHeading__136385_780470623" text:style-name="Internet_20_link" text:visited-style-name="Internet_20_link">Choosing Options for HTML Documents<text:tab/>30</text:a></text:p>
            <text:p text:style-name="P27"><text:a xlink:type="simple" xlink:href="#__RefHeading__37205230" text:style-name="Internet_20_link" text:visited-style-name="Internet_20_link">Choosing Language Settings<text:tab/>31</text:a></text:p>
            <text:p text:style-name="P25"><text:a xlink:type="simple" xlink:href="#__RefHeading__9333_2104653120" text:style-name="Internet_20_link" text:visited-style-name="Internet_20_link">Install the Required Language Pack<text:tab/>31</text:a></text:p>
            <text:p text:style-name="P25"><text:a xlink:type="simple" xlink:href="#__RefHeading__136387_780470623" text:style-name="Internet_20_link" text:visited-style-name="Internet_20_link">Install the Required Dictionaries<text:tab/>31</text:a></text:p>
            <text:p text:style-name="P25"><text:a xlink:type="simple" xlink:href="#__RefHeading__136389_780470623" text:style-name="Internet_20_link" text:visited-style-name="Internet_20_link">Change Some Locale and Language Settings<text:tab/>31</text:a></text:p>
            <text:p text:style-name="P25"><text:a xlink:type="simple" xlink:href="#__RefHeading__136391_780470623" text:style-name="Internet_20_link" text:visited-style-name="Internet_20_link">Choose Spelling Options<text:tab/>32</text:a></text:p>
            <text:p text:style-name="P27"><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30"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1" draw:name="Frame1" text:anchor-type="as-char" svg:width="2.7701in" draw:z-index="2"><draw:text-box fo:min-height="3.2098in"><text:p text:style-name="OOoFigureCaption"><text:s/><draw:frame text:anchor-type="as-char" draw:z-index="3" draw:style-name="gr1" draw:text-style-name="P36"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843615624"/>User Data Options<text:bookmark-end text:name="__RefHeading__136331_780470623"/><text:alphabetical-index-mark-end text:id="IMark843615624"/></text:h>
      <text:p text:style-name="OOoTextBody_5f_ListIntro">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2"><draw:text-box fo:min-height="3.0882in"><text:p text:style-name="OOoFigureCaption"><draw:frame draw:style-name="fr5" draw:name="graphics10" text:anchor-type="as-char" svg:width="5.6165in" svg:height="2.8752in" draw:z-index="43"><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General page are described below.</text:p>
      <text:p text:style-name="OOoFigure"><draw:frame draw:style-name="fr1" draw:name="Frame10" text:anchor-type="as-char" svg:width="5.4972in" draw:z-index="6"><draw:text-box fo:min-height="3.2953in"><text:p text:style-name="OOoFigureCaption"><draw:frame text:anchor-type="as-char" draw:z-index="7" draw:style-name="gr1" draw:text-style-name="P36"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843615624"/>Help—Tips<text:alphabetical-index-mark-end text:id="IMark843615624"/></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7">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843615624"/>Help—Help Agent<text:alphabetical-index-mark-end text:id="IMark843615624"/></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Help formatting</text:p>
      <text:p text:style-name="OOoDefinition"><text:span text:style-name="OOoEmphasis">High contrast</text:span> is an operating system setting that changes the system color scheme to improve readability. To display Help in <text:alphabetical-index-mark-start text:id="IMark843615672"/>high<text:alphabetical-index-mark-start text:id="IMark62060760"/> <text:alphabetical-index-mark-end text:id="IMark62060760"/>contrast<text:alphabetical-index-mark-end text:id="IMark843615672"/>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185324116"/>Open/Save dialogs<text:alphabetical-index-mark-end text:id="IMark185324116"/></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85324788"/>two-digit years<text:alphabetical-index-mark-end text:id="IMark185324788"/>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5730418983581326988"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4"><draw:text-box fo:min-height="3.0244in"><text:p text:style-name="OOoFigureCaption"><draw:frame text:anchor-type="as-char" draw:z-index="15" draw:style-name="gr1" draw:text-style-name="P36"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32" text:outline-level="3"><text:bookmark-start text:name="__RefHeading__136337_780470623"/>View Options<text:bookmark-end text:name="__RefHeading__136337_780470623"/></text:h>
      <text:p text:style-name="OOoTextBody">The options on the OpenOffice—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4"><draw:text-box><text:p text:style-name="OOoFigureCaption"><draw:frame draw:style-name="fr6" draw:name="graphics5" text:anchor-type="as-char" svg:width="5.6457in" svg:height="3.0417in" draw:z-index="4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185323780"/>scaling factor<text:alphabetical-index-mark-end text:id="IMark185323780"/>.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Use <text:alphabetical-index-mark-start text:id="IMark185323780"/>system font for user interface<text:alphabetical-index-mark-end text:id="IMark185323780"/></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185323780"/>Icons in menus<text:alphabetical-index-mark-end text:id="IMark185323780"/></text:p>
      <text:p text:style-name="OOoDefinition">Causes icons as well as words to be visible in menus.</text:p>
      <text:p text:style-name="OOoDefinitionTerm">Font Lists—Show <text:alphabetical-index-mark-start text:id="IMark185323780"/>preview of fonts<text:alphabetical-index-mark-end text:id="IMark185323780"/></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6"><draw:frame draw:style-name="fr7" draw:name="graphics15" text:anchor-type="as-char" svg:y="-1.9075in" svg:width="2.9075in" svg:height="1.6055in" draw:z-index="46"><draw:image xlink:href="Pictures/10000000000001030000008F913E9372.png" xlink:type="simple" xlink:show="embed" xlink:actuate="onLoad"/></draw:frame></text:p>
          </table:table-cell>
          <table:table-cell table:style-name="Table8.A1" office:value-type="string">
            <text:p text:style-name="P17"><draw:frame draw:style-name="fr5" draw:name="graphics16" text:anchor-type="as-char" svg:width="1.9898in" svg:height="1.6402in" draw:z-index="4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185324692"/>font history<text:alphabetical-index-mark-end text:id="IMark185324692"/></text:p>
      <text:p text:style-name="OOoDefinition">Causes the last five fonts you have assigned to the current document to be displayed at the top of the font list.</text:p>
      <text:p text:style-name="P13">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 boxes.</text:p>
      <text:p text:style-name="OOoDefinitionTerm"><text:bookmark text:name="bm_id5366069"/><text:bookmark text:name="bm_id3146111"/>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3589480" text:continue-list="list5730418983581326988"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185324356"/>clipboard<text:alphabetical-index-mark-end text:id="IMark185324356"/>” at the cursor position.</text:p>
        </text:list-item>
      </text:list>
      <text:p text:style-name="OOoDefinition"><text:span text:style-name="OOoMenuPath"><text:span text:style-name="T10">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0">&gt;</text:span></text:span><text:span text:style-name="OOoMenuPath"><text:span text:style-name="T9">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5">Clipboard</text:p>
            </table:table-cell>
            <table:table-cell table:style-name="Table12.C1" office:value-type="string">
              <text:p text:style-name="P1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On the OpenOffice—Print page, set the <text:alphabetical-index-mark-start text:id="IMark185324356"/>print options<text:alphabetical-index-mark-end text:id="IMark185324356"/> to suit your default printer and your most common printing method.</text:p>
      <text:p text:style-name="OOoFigure"><draw:frame draw:style-name="fr1" draw:name="Frame2" text:anchor-type="as-char" svg:width="5.6374in" draw:z-index="48"><draw:text-box fo:min-height="4.2327in"><text:p text:style-name="OOoFigureCaption"><draw:frame draw:style-name="fr5" draw:name="graphics14" text:anchor-type="as-char" svg:width="5.6354in" svg:height="3.75in" draw:z-index="49"><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OOoTextBody">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22"><draw:frame draw:style-name="fr1" draw:name="Frame23" text:anchor-type="as-char" svg:width="5.3453in" draw:z-index="16"><draw:text-box fo:min-height="3.5701in"><text:p text:style-name="OOoFigureCaption"><draw:frame text:anchor-type="as-char" draw:z-index="17" draw:style-name="gr1" draw:text-style-name="P36"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5">On the OpenOffice—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18"><draw:text-box fo:min-height="3.8811in"><text:p text:style-name="OOoFigureCaption"><draw:frame text:anchor-type="as-char" draw:z-index="19" draw:style-name="gr1" draw:text-style-name="P36"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6674574236895598489" text:style-name="OOoNum_20_123">
        <text:list-item text:start-value="1">
          <text:p text:style-name="P3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6"><draw:text-box fo:min-height="4.0752in"><text:p text:style-name="OOoFigureCaption"><draw:frame text:anchor-type="as-char" draw:z-index="27" draw:style-name="gr1" draw:text-style-name="P36"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bookmark-start text:name="__RefHeading__136345_780470623"/><text:alphabetical-index-mark text:string-value="font replacements"/><text:alphabetical-index-mark text:string-value="font option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Fonts page:</text:p>
      <text:list xml:id="list33583662" text:continue-list="list6674574236895598489" text:style-name="OOoNum_20_123">
        <text:list-item text:start-value="1">
          <text:p text:style-name="OOoNum_20_123_20_Start">Select <text:span text:style-name="OOoMenuPath"><text:span text:style-name="T14">Apply </text:span></text:span><text:alphabetical-index-mark text:string-value="replacement table (font)"/><text:span text:style-name="OOoMenuPath"><text:span text:style-name="T14">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50"><draw:text-box fo:min-height="3.95in"><text:p text:style-name="OOoFigureCaption"><draw:frame draw:style-name="fr5" draw:name="graphics27" text:anchor-type="as-char" svg:width="5.6252in" svg:height="3.7291in" draw:z-index="51"><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3" text:outline-level="3"><text:bookmark-start text:name="__RefHeading__136347_780470623"/><text:alphabetical-index-mark text:string-value="security options"/>Security Options<text:bookmark-end text:name="__RefHeading__136347_780470623"/></text:h>
      <text:p text:style-name="P5">Use <text:alphabetical-index-mark text:string-value="file sharing options"/>the OpenOffice—Security page to choose security options for saving documents and for opening documents that contain macros.</text:p>
      <text:p text:style-name="OOoFigure"><draw:frame draw:style-name="fr1" draw:name="Frame27" text:anchor-type="as-char" svg:width="5.6618in" draw:z-index="52"><draw:text-box fo:min-height="3.2689in"><text:p text:style-name="OOoFigureCaption"><draw:frame draw:style-name="fr8" draw:name="graphics13" text:anchor-type="as-char" svg:width="5.6146in" svg:height="3in" draw:z-index="53"><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54"><draw:text-box><text:p text:style-name="OOoFigureCaption"><draw:frame draw:style-name="fr9" draw:name="graphics28" text:anchor-type="paragraph" svg:width="5.6693in" svg:height="3.3264in" draw:z-index="55"><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3607237" text:continue-list="list33589480"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28" draw:style-name="gr1" draw:text-style-name="P36"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4">You can set the Load/Save options to suit the way you work.</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draw:text-box fo:min-height="1.5937in"><text:p text:style-name="OOoFigureCaption"><draw:frame text:anchor-type="as-char" draw:z-index="29" draw:style-name="gr1" draw:text-style-name="P36"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General <text:span text:style-name="T1">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185325220"/>user-specific settings<text:alphabetical-index-mark-end text:id="IMark185325220"/>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56"><draw:text-box fo:min-height="3.852in"><text:p text:style-name="OOoFigureCaption"><draw:frame draw:style-name="fr5" draw:name="graphics29" text:anchor-type="as-char" svg:width="5.4791in" svg:height="3.6311in" draw:z-index="60"><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185325220"/>printer settings<text:alphabetical-index-mark-end text:id="IMark185325220"/>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843613704"/>XML<text:alphabetical-index-mark-end text:id="IMark843613704"/>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Save—VBA Properties<text:span text:style-name="OOoMenuPath"><text:span text:style-name="T3">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8">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4"><draw:text-box fo:min-height="2.3846in"><text:p text:style-name="OOoFigureCaption"><draw:frame draw:style-name="fr10" draw:name="graphics23" text:anchor-type="as-char" svg:width="2.9366in" style:rel-width="100%" svg:height="2.3846in"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Microsoft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0"><draw:text-box fo:min-height="4.048in"><text:p text:style-name="OOoFigureCaption"><draw:frame text:anchor-type="as-char" draw:z-index="31" draw:style-name="gr1" draw:text-style-name="P36"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185324308"/>HTML Compatibility<text:alphabetical-index-mark-end text:id="IMark185324308"/> Load/Save Options<text:bookmark-end text:name="__RefHeading__136359_780470623"/></text:h>
      <text:p text:style-name="P5">Choices made on the Load/Save—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32"><draw:text-box fo:min-height="3.0091in"><text:p text:style-name="OOoFigureCaption"><draw:frame text:anchor-type="as-char" draw:z-index="33" draw:style-name="gr1" draw:text-style-name="P36"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10"> dialog box</text:span>. A list of pages appears.</text:p>
      <text:p text:style-name="OOoFigure"><draw:frame draw:style-name="fr1" draw:name="Frame28" text:anchor-type="as-char" svg:width="6.1244in" draw:z-index="8"><draw:text-box fo:min-height="3.0244in"><text:p text:style-name="OOoFigureCaption"><draw:frame text:anchor-type="as-char" draw:z-index="34" draw:style-name="gr1" draw:text-style-name="P36"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9"><draw:text-box fo:min-height="2.6346in"><text:p text:style-name="OOoFigureCaption"><draw:frame draw:style-name="fr5" draw:name="graphics6" text:anchor-type="as-char" svg:width="4.4689in" svg:height="2.3228in"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1">Settings—Tab<text:alphabetical-index-mark-start text:id="IMark185324308"/> stops<text:alphabetical-index-mark-end text:id="IMark185324308"/></text:p>
      <text:p text:style-name="P14">The <text:span text:style-name="OOoEmphasis">Tab stops</text:span> setting specifies the distance the cursor travels for each press of the <text:span text:style-name="OOoKeystroke">Tab</text:span> key. This setting is also used for the <text:alphabetical-index-mark-start text:id="IMark185324308"/>indent distance<text:alphabetical-index-mark-end text:id="IMark185324308"/> applied by the <text:span text:style-name="OOoMenuPath">Increase Indent</text:span> and <text:span text:style-name="OOoMenuPath">Decrease Indent</text:span> buttons on the Formatting Bar, which affect the indentation of entire paragraphs.</text:p>
      <text:p text:style-name="P1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2">View</text:span> (described here) and <text:span text:style-name="T2">Formatting Aids (described below)</text:span>.</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8"><text:soft-page-break/><draw:frame draw:style-name="fr1" draw:name="Frame5" text:anchor-type="as-char" svg:width="5.6256in" draw:z-index="11"><draw:text-box fo:min-height="2.5098in"><text:p text:style-name="OOoFigureCaption"><draw:frame draw:style-name="fr5" draw:name="graphics7" text:anchor-type="as-char" svg:width="5.6256in" svg:height="2.6673in"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185324308"/>Formatting Aids Options<text:bookmark-end text:name="__RefHeading__136367_780470623"/><text:alphabetical-index-mark-end text:id="IMark185324308"/></text:h>
      <text:p text:style-name="P4">The display of symbols such as <text:alphabetical-index-mark-start text:id="IMark185324308"/>paragraph ends<text:alphabetical-index-mark-end text:id="IMark185324308"/> and tabs helps you when writing, editing, and doing page layout. For example, you might want to know if any blank paragraphs or tabs are included or if any tables or graphics are too wide and intrude into the margins of the page.</text:p>
      <text:p text:style-name="P5">On the OpenOffice Writer—Formatting Aids page, select the required options.</text:p>
      <text:p text:style-name="P24"><draw:frame draw:style-name="fr1" draw:name="Frame6" text:anchor-type="as-char" svg:width="5.6256in" draw:z-index="13"><draw:text-box fo:min-height="2.5516in"><text:p text:style-name="OOoFigureCaption"><draw:frame text:anchor-type="as-char" draw:z-index="35" draw:style-name="gr1" draw:text-style-name="P36"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163293500"/>snap to grid<text:alphabetical-index-mark-end text:id="IMark163293500"/>” can be very helpful when you are trying to align several objects such as graphics or tables.</text:p>
      <text:p text:style-name="OOoTextBody">On the OpenOffice Writer—Grid page, you can choose whether to enable this feature and what grid intervals to use. If the <text:alphabetical-index-mark-start text:id="IMark163213576"/>grid intervals<text:alphabetical-index-mark-end text:id="IMark163213576"/> (subdivisions) are too large, you may find that you do not have enough control in placing the objects.</text:p>
      <text:p text:style-name="OOoFigure"><draw:frame draw:style-name="fr1" draw:name="Frame7" text:anchor-type="as-char" svg:width="5.6256in" draw:z-index="61"><draw:text-box fo:min-height="2.0366in"><text:p text:style-name="OOoFigureCaption"><draw:frame draw:style-name="fr5" draw:name="graphics9" text:anchor-type="as-char" svg:width="5.6043in" svg:height="2.0209in" draw:z-index="63"><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Basic Fonts (Western) page apply to both Writer documents and HTML (Web) documents.</text:p>
      <text:p text:style-name="OOoFigure"><draw:frame draw:style-name="fr1" draw:name="Frame8" text:anchor-type="as-char" svg:width="5.5839in" draw:z-index="64"><draw:text-box fo:min-height="3.3752in"><text:p text:style-name="OOoFigureCaption"><draw:frame draw:style-name="fr5" draw:name="graphics11" text:anchor-type="as-char" svg:width="5.5839in" svg:height="3.6839in" draw:z-index="65"><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3592954" text:continue-list="list33607237" text:style-name="OOoBullets_20_1">
        <text:list-item>
          <text:p text:style-name="OOoList_20_1_20_Cont.">When choosing fonts on this page you are not limited to single fonts or to the ones shown in the drop-down list. You can specify a “<text:alphabetical-index-mark-start text:id="IMark163293500"/>font family<text:alphabetical-index-mark-end text:id="IMark163293500"/>” as a comma‑separated set of fonts that includes those suitable for Windows, Macintosh, Linux, and other operating <text:span text:style-name="T4">systems.</text:span> These choices are particularly important in <text:alphabetical-index-mark-start text:id="IMark185324068"/>HTML documents<text:alphabetical-index-mark-end text:id="IMark185324068"/>.</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4">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6">Figure 7</text:sequence-ref>).</text:p>
      <text:p text:style-name="OOoFigure"><draw:frame draw:style-name="fr1" draw:name="Frame9" text:anchor-type="as-char" svg:width="5.6252in" draw:z-index="66"><draw:text-box fo:min-height="3.5098in"><text:p text:style-name="OOoFigureCaption"><draw:frame draw:style-name="fr5" draw:name="graphics12" text:anchor-type="as-char" svg:width="5.6252in" svg:height="3.1874in" draw:z-index="67"><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3586425" text:continue-list="list33592954"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62059656"/>Table Options<text:bookmark-end text:name="__RefHeading__136375_780470623"/><text:alphabetical-index-mark-end text:id="IMark62059656"/></text:h>
      <text:p text:style-name="P4">On the OpenOffice Writer—Table page, you can specify the default behavior of tables.</text:p>
      <text:p text:style-name="OOoFigure"><draw:frame draw:style-name="fr1" draw:name="Frame12" text:anchor-type="as-char" svg:width="5.5945in" draw:z-index="20"><draw:text-box fo:min-height="3.3764in"><text:p text:style-name="OOoFigureCaption"><draw:frame draw:style-name="fr5" draw:name="graphics19" text:anchor-type="as-char" svg:width="5.5945in" svg:height="3.7118in"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3607688"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3601806" text:continue-list="list33586425"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2"><draw:text-box fo:min-height="3.4756in"><text:p text:style-name="OOoFigureCaption"><draw:frame draw:style-name="fr5" draw:name="graphics20" text:anchor-type="as-char" svg:width="5.5945in" svg:height="3.7118in"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62059704"/>Microsoft Word<text:alphabetical-index-mark-end text:id="IMark62059704"/>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p>
      <text:p text:style-name="OOoDefinitionTerm">Use <text:alphabetical-index-mark-start text:id="IMark62059704"/>printer metrics<text:alphabetical-index-mark-end text:id="IMark62059704"/>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4"><draw:text-box fo:min-height="4.0417in"><text:p text:style-name="OOoFigureCaption"><draw:frame draw:style-name="fr5" draw:name="graphics21" text:anchor-type="as-char" svg:width="5.5945in" svg:height="3.7189in"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62059704"/>spacing between paragraphs and tables<text:alphabetical-index-mark-end text:id="IMark62059704"/>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4">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0"> </text:span><text:span text:style-name="OOoMenuPath"><text:span text:style-name="T10">&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3601133" text:continue-list="list33583662"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8">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36"><draw:text-box fo:min-height="3.9827in"><text:p text:style-name="OOoFigureCaption"><draw:frame text:anchor-type="as-char" draw:z-index="37" draw:style-name="gr1" draw:text-style-name="P36"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4"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9">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9"><draw:frame draw:style-name="fr1" draw:name="Frame18" text:anchor-type="as-char" svg:width="5.5945in" draw:z-index="68"><draw:text-box fo:min-height="3.348in"><text:p text:style-name="OOoFigureCaption"><draw:frame draw:style-name="fr5" draw:name="graphics34" text:anchor-type="as-char" svg:width="5.5945in" svg:height="3.7327in" draw:z-index="69"><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_5f_ListIntro">You can configure OpenOffice to treat HTML documents in Writer differently than regular documents.</text:p>
      <text:list xml:id="list33601599" text:continue-list="list33601133"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0">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alphabetical-index-mark-start text:id="IMark62058840"/>Language Settings<text:bookmark-end text:name="__RefHeading__37205230"/><text:alphabetical-index-mark-end text:id="IMark62058840"/></text:h>
      <text:p text:style-name="OOoTextBody_5f_ListIntro">You may need to do several things to set the language settings to what you want:</text:p>
      <text:list xml:id="list200540600" text:style-name="OOoBullets_20_1">
        <text:list-item>
          <text:p text:style-name="P28">Install the required Language Pack</text:p>
        </text:list-item>
        <text:list-item>
          <text:p text:style-name="OOoList_20_1_20_Cont.">Install the required dictionaries</text:p>
        </text:list-item>
      </text:list>
      <text:list xml:id="list33594266" text:continue-list="list33601806"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62058792"/>Language Pack<text:bookmark-end text:name="__RefHeading__9333_2104653120"/><text:alphabetical-index-mark-end text:id="IMark62058792"/></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6">. </text:span><text:span text:style-name="T4">Choose your operating system, language, and software version and click the</text:span><text:span text:style-name="T6">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p>
      <text:h text:style-name="OOoHeading_20_2" text:outline-level="3"><text:bookmark-start text:name="__RefHeading__136387_780470623"/>Install the Required <text:alphabetical-index-mark-start text:id="IMark62058792"/>Dictionaries<text:bookmark-end text:name="__RefHeading__136387_780470623"/><text:alphabetical-index-mark-end text:id="IMark62058792"/></text:h>
      <text:p text:style-name="P4">OpenOffice automatically installs several dictionaries with the program.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Locale and Language Settings<text:bookmark-end text:name="__RefHeading__136389_780470623"/></text:h>
      <text:p text:style-name="OOoTextBody">You can change some details of the locale and language settings that AOO uses for all documents or for specific documents.</text:p>
      <text:p text:style-name="P4">In the <text:span text:style-name="T15">Options</text:span> dialog box, choose <text:span text:style-name="OOoMenuPath">Language Settings &gt; Languages</text:span>.</text:p>
      <text:p text:style-name="OOoFigure"><draw:frame draw:style-name="fr1" draw:name="Frame22" text:anchor-type="as-char" svg:width="6.0126in" draw:z-index="38"><draw:text-box fo:min-height="1.7339in"><text:p text:style-name="OOoFigureCaption"><draw:frame text:anchor-type="as-char" draw:z-index="39" draw:style-name="gr1" draw:text-style-name="P36"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62058840"/>Asian languages<text:alphabetical-index-mark-end text:id="IMark62058840"/>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57"><draw:text-box fo:min-height="4.0835in"><text:p text:style-name="OOoFigureCaption"><draw:frame draw:style-name="fr5" draw:name="graphics35" text:anchor-type="as-char" svg:width="5.6252in" svg:height="3.7189in" draw:z-index="58"><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1"><draw:frame draw:style-name="fr1" draw:name="Frame33" text:anchor-type="as-char" svg:width="5.5374in" draw:z-index="59"><draw:text-box fo:min-height="2.1563in"><text:p text:style-name="OOoFigureCaption"><draw:frame draw:style-name="fr5" draw:name="graphics37" text:anchor-type="as-char" svg:width="5.5374in" svg:height="1.7083in" draw:z-index="62"><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62059608"/>Spelling Options<text:bookmark-end text:name="__RefHeading__136391_780470623"/><text:alphabetical-index-mark-end text:id="IMark62059608"/></text:h>
      <text:p text:style-name="P6">To choose the options for checking spelling, choose <text:span text:style-name="OOoMenuPath">Language Settings &gt; Writing Aids</text:span>. In the <text:span text:style-name="OOoEmphasis">Options</text:span> section of the page, select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3584102" text:continue-list="list33594266"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0"><draw:frame draw:style-name="fr1" draw:name="Frame34" text:anchor-type="as-char" svg:width="6.2583in" draw:z-index="70"><draw:text-box fo:min-height="4.0709in"><text:p text:style-name="P20"><draw:frame draw:style-name="fr5" draw:name="graphics38" text:anchor-type="as-char" svg:width="5.6154in" svg:height="3.6984in" draw:z-index="71"><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4">Some people find some or all of the items in Writer’s <text:alphabetical-index-mark-start text:id="IMark62060040"/>AutoCorrect<text:alphabetical-index-mark-end text:id="IMark62060040"/>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0"><draw:text-box fo:min-height="4.5402in"><text:p text:style-name="OOoFigureCaption"><draw:frame text:anchor-type="as-char" draw:z-index="41" draw:style-name="gr1" draw:text-style-name="P36"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fo:padding="0in" fo:border="none" style:shadow="non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29</text:page-number></text:p>
      </style:footer>
      <style:footer-left>
        <text:p text:style-name="OOoFooter"><text:page-number text:select-page="current">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text:page-number></text:p>
      </style:footer>
      <style:footer-left>
        <text:p text:style-name="OOoFooter"><text:page-number text:select-page="current"/>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2-Setting up Writer</dc:title>
    <meta:creation-date>2023-06-21T16:51:55.38</meta:creation-date>
    <meta:editing-cycles>8</meta:editing-cycles>
    <meta:editing-duration>PT42M58S</meta:editing-duration>
    <meta:initial-creator>Keith McKenna</meta:initial-creator>
    <meta:keyword>Version 4.1</meta:keyword>
    <dc:subject>Apache OpenOffice User Guides®</dc:subject>
    <dc:description>This Guide is applicable to all Version 4.1.X versions</dc:description>
    <dc:date>2023-11-07T13:35:11.26</dc:date>
    <dc:creator>Keith McKenna</dc:creator>
    <meta:document-statistic meta:table-count="14" meta:image-count="22" meta:object-count="0" meta:page-count="34" meta:paragraph-count="452" meta:word-count="7041" meta:character-count="41886"/>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